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fo:font-size="12pt" style:font-size-asian="12pt" style:font-size-complex="12pt"/>
    </style:style>
    <style:style style:name="P4" style:parent-style-name="Normal" style:family="paragraph">
      <style:text-properties style:font-name="Calibri, Arial" fo:font-size="12pt" style:font-size-asian="12pt" style:font-size-complex="12pt"/>
    </style:style>
    <style:style style:name="P5" style:parent-style-name="Normal" style:family="paragraph">
      <style:text-properties style:font-name="Calibri, Arial" fo:font-size="12pt" style:font-size-asian="12pt" style:font-size-complex="12pt"/>
    </style:style>
    <style:style style:name="P6" style:parent-style-name="Normal" style:family="paragraph">
      <style:text-properties style:font-name="Calibri, Arial" fo:font-size="12pt" style:font-size-asian="12pt" style:font-size-complex="12pt"/>
    </style:style>
    <style:style style:name="P7" style:parent-style-name="Normal" style:family="paragraph">
      <style:text-properties style:font-name="Calibri, Arial" fo:font-size="12pt" style:font-size-asian="12pt" style:font-size-complex="12pt"/>
    </style:style>
    <style:style style:name="P8" style:parent-style-name="Normal" style:family="paragraph">
      <style:text-properties style:font-name="Calibri, Arial" fo:font-size="12pt" style:font-size-asian="12pt" style:font-size-complex="12pt"/>
    </style:style>
    <style:style style:name="P9" style:parent-style-name="Normal" style:family="paragraph">
      <style:text-properties style:font-name="Calibri, Arial" fo:font-size="12pt" style:font-size-asian="12pt" style:font-size-complex="12pt"/>
    </style:style>
    <style:style style:name="P10" style:parent-style-name="Normal" style:family="paragraph">
      <style:text-properties style:font-name="Calibri, Arial" fo:font-size="12pt" style:font-size-asian="12pt" style:font-size-complex="12pt"/>
    </style:style>
    <style:style style:name="P11" style:parent-style-name="Normal" style:family="paragraph">
      <style:text-properties style:font-name="Calibri, Arial" fo:font-size="12pt" style:font-size-asian="12pt" style:font-size-complex="12pt"/>
    </style:style>
    <style:style style:name="T12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13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Calibri, Arial" fo:font-size="12pt" style:font-size-asian="12pt" style:font-size-complex="12pt"/>
    </style:style>
    <style:style style:name="T15" style:parent-style-name="DefaultParagraphFont" style:family="text">
      <style:text-properties style:font-name="Calibri, Arial" fo:font-size="12pt" style:font-size-asian="12pt" style:font-size-complex="12pt"/>
    </style:style>
    <style:style style:name="T16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Calibri, Arial" fo:font-size="12pt" style:font-size-asian="12pt" style:font-size-complex="12pt"/>
    </style:style>
    <style:style style:name="T18" style:parent-style-name="DefaultParagraphFont" style:family="text">
      <style:text-properties style:font-name="Calibri, Arial" fo:font-size="12pt" style:font-size-asian="12pt" style:font-size-complex="12pt"/>
    </style:style>
    <style:style style:name="T19" style:parent-style-name="DefaultParagraphFont" style:family="text">
      <style:text-properties style:font-name="Calibri, Arial" fo:font-size="12pt" style:font-size-asian="12pt" style:font-size-complex="12pt"/>
    </style:style>
    <style:style style:name="T20" style:parent-style-name="DefaultParagraphFont" style:family="text">
      <style:text-properties style:font-name="Calibri, Arial" fo:font-style="italic" style:font-style-asian="italic" style:font-style-complex="italic" fo:font-size="12pt" style:font-size-asian="12pt" style:font-size-complex="12pt"/>
    </style:style>
    <style:style style:name="T21" style:parent-style-name="DefaultParagraphFont" style:family="text">
      <style:text-properties style:font-name="Calibri, Arial" fo:font-size="12pt" style:font-size-asian="12pt" style:font-size-complex="12pt"/>
    </style:style>
    <style:style style:name="T2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Calibri, Arial" fo:font-size="12pt" style:font-size-asian="12pt" style:font-size-complex="12pt"/>
    </style:style>
    <style:style style:name="T24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Calibri, 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" style:parent-style-name="Normal" style:family="paragraph">
      <style:text-properties style:font-name="Calibri, Arial" fo:font-size="12pt" style:font-size-asian="12pt" style:font-size-complex="12pt"/>
    </style:style>
    <style:style style:name="P27" style:parent-style-name="Normal" style:family="paragraph">
      <style:text-properties style:font-name="Calibri, Arial" fo:font-size="12pt" style:font-size-asian="12pt" style:font-size-complex="12pt"/>
    </style:style>
    <style:style style:name="P28" style:parent-style-name="Normal" style:family="paragraph">
      <style:text-properties style:font-name="Calibri, Arial" fo:font-size="12pt" style:font-size-asian="12pt" style:font-size-complex="12pt"/>
    </style:style>
    <style:style style:name="P29" style:parent-style-name="Normal" style:family="paragraph">
      <style:text-properties style:font-name="Calibri, Arial" fo:font-size="12pt" style:font-size-asian="12pt" style:font-size-complex="12pt"/>
    </style:style>
    <style:style style:name="T30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Calibri, Arial" fo:font-size="12pt" style:font-size-asian="12pt" style:font-size-complex="12pt"/>
    </style:style>
    <style:style style:name="P32" style:parent-style-name="Normal" style:family="paragraph">
      <style:text-properties style:font-name="Calibri, Arial" fo:font-size="12pt" style:font-size-asian="12pt" style:font-size-complex="12pt"/>
    </style:style>
    <style:style style:name="P33" style:parent-style-name="Normal" style:family="paragraph">
      <style:text-properties style:font-name="Calibri, Arial" fo:font-size="12pt" style:font-size-asian="12pt" style:font-size-complex="12pt"/>
    </style:style>
    <style:style style:name="P34" style:parent-style-name="Normal" style:family="paragraph">
      <style:text-properties style:font-name="Calibri, Arial" fo:font-size="12pt" style:font-size-asian="12pt" style:font-size-complex="12pt"/>
    </style:style>
    <style:style style:name="P35" style:parent-style-name="Normal" style:family="paragraph">
      <style:text-properties style:font-name="Calibri, Arial" fo:font-size="12pt" style:font-size-asian="12pt" style:font-size-complex="12pt"/>
    </style:style>
    <style:style style:name="P36" style:parent-style-name="Normal" style:family="paragraph">
      <style:text-properties style:font-name="Calibri, Arial" fo:font-size="12pt" style:font-size-asian="12pt" style:font-size-complex="12pt"/>
    </style:style>
    <style:style style:name="P37" style:parent-style-name="Normal" style:family="paragraph">
      <style:text-properties style:font-name="Calibri, Arial" fo:font-size="12pt" style:font-size-asian="12pt" style:font-size-complex="12pt"/>
    </style:style>
    <style:style style:name="P38" style:parent-style-name="Normal" style:family="paragraph">
      <style:text-properties style:font-name="Calibri, Arial" fo:font-size="12pt" style:font-size-asian="12pt" style:font-size-complex="12pt"/>
    </style:style>
    <style:style style:name="T39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font-name="Calibri, Arial" fo:font-size="12pt" style:font-size-asian="12pt" style:font-size-complex="12pt"/>
    </style:style>
    <style:style style:name="P41" style:parent-style-name="Normal" style:family="paragraph">
      <style:text-properties style:font-name="Calibri, Arial" fo:font-size="12pt" style:font-size-asian="12pt" style:font-size-complex="12pt"/>
    </style:style>
    <style:style style:name="P42" style:parent-style-name="Normal" style:family="paragraph">
      <style:text-properties style:font-name="Calibri, Arial" fo:font-size="12pt" style:font-size-asian="12pt" style:font-size-complex="12pt"/>
    </style:style>
    <style:style style:name="P43" style:parent-style-name="Normal" style:family="paragraph">
      <style:text-properties style:font-name="Calibri, Arial" fo:font-size="12pt" style:font-size-asian="12pt" style:font-size-complex="12pt"/>
    </style:style>
    <style:style style:name="P44" style:parent-style-name="Normal" style:family="paragraph">
      <style:text-properties style:font-name="Calibri, Arial" fo:font-size="12pt" style:font-size-asian="12pt" style:font-size-complex="12pt"/>
    </style:style>
    <style:style style:name="P45" style:parent-style-name="Normal" style:family="paragraph">
      <style:text-properties style:font-name="Calibri, Arial" fo:font-size="12pt" style:font-size-asian="12pt" style:font-size-complex="12pt"/>
    </style:style>
    <style:style style:name="P46" style:parent-style-name="Normal" style:family="paragraph">
      <style:text-properties style:font-name="Calibri, Arial" fo:font-size="12pt" style:font-size-asian="12pt" style:font-size-complex="12pt"/>
    </style:style>
    <style:style style:name="P47" style:parent-style-name="Normal" style:family="paragraph">
      <style:text-properties style:font-name="Calibri, Arial" fo:font-size="12pt" style:font-size-asian="12pt" style:font-size-complex="12pt"/>
    </style:style>
    <style:style style:name="P48" style:parent-style-name="Normal" style:family="paragraph">
      <style:text-properties style:font-name="Calibri, Arial" fo:font-size="12pt" style:font-size-asian="12pt" style:font-size-complex="12pt"/>
    </style:style>
    <style:style style:name="P49" style:parent-style-name="Normal" style:family="paragraph">
      <style:text-properties style:font-name="Calibri, Arial" fo:font-size="12pt" style:font-size-asian="12pt" style:font-size-complex="12pt"/>
    </style:style>
    <style:style style:name="P50" style:parent-style-name="Normal" style:family="paragraph">
      <style:text-properties style:font-name="Calibri, Arial" fo:font-size="12pt" style:font-size-asian="12pt" style:font-size-complex="12pt"/>
    </style:style>
    <style:style style:name="P51" style:parent-style-name="Normal" style:family="paragraph">
      <style:text-properties style:font-name="Calibri, Arial" fo:font-size="12pt" style:font-size-asian="12pt" style:font-size-complex="12pt"/>
    </style:style>
    <style:style style:name="P52" style:parent-style-name="Normal" style:family="paragraph">
      <style:text-properties style:font-name="Calibri, Arial" fo:font-size="12pt" style:font-size-asian="12pt" style:font-size-complex="12pt"/>
    </style:style>
    <style:style style:name="P53" style:parent-style-name="Normal" style:family="paragraph">
      <style:text-properties style:font-name="Calibri, Arial" fo:font-size="12pt" style:font-size-asian="12pt" style:font-size-complex="12pt"/>
    </style:style>
    <style:style style:name="P54" style:parent-style-name="Normal" style:family="paragraph">
      <style:text-properties style:font-name="Calibri, Arial" fo:font-size="12pt" style:font-size-asian="12pt" style:font-size-complex="12pt"/>
    </style:style>
    <style:style style:name="T55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font-name="Calibri, Arial" fo:font-size="12pt" style:font-size-asian="12pt" style:font-size-complex="12pt"/>
    </style:style>
    <style:style style:name="P57" style:parent-style-name="Normal" style:family="paragraph">
      <style:text-properties style:font-name="Calibri, Arial" fo:font-size="12pt" style:font-size-asian="12pt" style:font-size-complex="12pt"/>
    </style:style>
    <style:style style:name="P58" style:parent-style-name="Normal" style:family="paragraph">
      <style:text-properties style:font-name="Calibri, 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Calibri, Arial" fo:font-size="12pt" style:font-size-asian="12pt" style:font-size-complex="12pt"/>
    </style:style>
    <style:style style:name="T61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Calibri, Arial" fo:font-size="12pt" style:font-size-asian="12pt" style:font-size-complex="12pt"/>
    </style:style>
    <style:style style:name="T63" style:parent-style-name="DefaultParagraphFont" style:family="text">
      <style:text-properties style:font-name="Calibri, Arial" fo:font-size="12pt" style:font-size-asian="12pt" style:font-size-complex="12pt"/>
    </style:style>
    <style:style style:name="P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7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1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4" style:parent-style-name="Normal" style:family="paragraph">
      <style:paragraph-properties fo:line-height="100%"/>
      <style:text-properties style:font-name="Calibri, 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9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08" style:parent-style-name="Normal" style:family="paragraph">
      <style:paragraph-properties fo:line-height="100%"/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19" style:parent-style-name="Normal" style:family="paragraph">
      <style:paragraph-properties fo:line-height="100%" fo:text-indent="0.5in"/>
      <style:text-properties style:font-name="Calibri, Arial" fo:font-size="12pt" style:font-size-asian="12pt" style:font-size-complex="12pt"/>
    </style:style>
    <style:style style:name="P12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2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3" style:parent-style-name="Normal" style:family="paragraph">
      <style:paragraph-properties fo:line-height="100%"/>
    </style:style>
    <style:style style:name="T134" style:parent-style-name="DefaultParagraphFont" style:family="text">
      <style:text-properties style:font-name="Calibri, Arial" fo:font-size="12pt" style:font-size-asian="12pt" style:font-size-complex="12pt"/>
    </style:style>
    <style:style style:name="T135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6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37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P13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39" style:parent-style-name="Normal" style:family="paragraph">
      <style:paragraph-properties fo:line-height="100%"/>
    </style:style>
    <style:style style:name="T140" style:parent-style-name="DefaultParagraphFont" style:family="text">
      <style:text-properties style:font-name="Calibri, Arial" fo:font-size="12pt" style:font-size-asian="12pt" style:font-size-complex="12pt"/>
    </style:style>
    <style:style style:name="T141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2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3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P14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45" style:parent-style-name="Normal" style:family="paragraph">
      <style:paragraph-properties fo:line-height="100%"/>
    </style:style>
    <style:style style:name="T146" style:parent-style-name="DefaultParagraphFont" style:family="text">
      <style:text-properties style:font-name="Calibri, Arial" fo:font-size="12pt" style:font-size-asian="12pt" style:font-size-complex="12pt"/>
    </style:style>
    <style:style style:name="T147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8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49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T150" style:parent-style-name="DefaultParagraphFont" style:family="text">
      <style:text-properties style:font-name="Calibri, Arial" fo:color="#4472C4" fo:font-size="12pt" style:font-size-asian="12pt" style:font-size-complex="12pt"/>
    </style:style>
    <style:style style:name="P151" style:parent-style-name="Normal" style:family="paragraph">
      <style:paragraph-properties fo:line-height="100%"/>
    </style:style>
    <style:style style:name="T152" style:parent-style-name="DefaultParagraphFont" style:family="text">
      <style:text-properties style:font-name="Calibri, Arial" fo:font-size="12pt" style:font-size-asian="12pt" style:font-size-complex="12pt"/>
    </style:style>
    <style:style style:name="T153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54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T155" style:parent-style-name="DefaultParagraphFont" style:family="text">
      <style:text-properties style:font-name="Calibri, Arial" fo:color="#FF0000" fo:font-size="12pt" style:font-size-asian="12pt" style:font-size-complex="12pt"/>
    </style:style>
    <style:style style:name="P15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5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6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7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8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89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0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1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2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3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4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5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6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7" style:parent-style-name="Normal" style:family="paragraph">
      <style:paragraph-properties fo:line-height="100%"/>
      <style:text-properties style:font-name="Calibri, Arial" fo:font-size="12pt" style:font-size-asian="12pt" style:font-size-complex="12pt"/>
    </style:style>
    <style:style style:name="P198" style:parent-style-name="Normal" style:family="paragraph">
      <style:paragraph-properties fo:line-height="100%"/>
    </style:style>
    <style:style style:name="T199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line-height="100%"/>
    </style:style>
    <style:style style:name="P201" style:parent-style-name="Normal" style:family="paragraph">
      <style:paragraph-properties fo:line-height="100%"/>
    </style:style>
    <style:style style:name="P202" style:parent-style-name="Normal" style:family="paragraph">
      <style:paragraph-properties fo:line-height="100%"/>
    </style:style>
    <style:style style:name="P203" style:parent-style-name="Normal" style:family="paragraph">
      <style:paragraph-properties fo:line-height="100%"/>
    </style:style>
    <style:style style:name="P204" style:parent-style-name="Normal" style:family="paragraph">
      <style:paragraph-properties fo:line-height="100%"/>
    </style:style>
    <style:style style:name="P205" style:parent-style-name="Normal" style:family="paragraph">
      <style:paragraph-properties fo:line-height="100%"/>
    </style:style>
    <style:style style:name="P206" style:parent-style-name="Normal" style:family="paragraph">
      <style:paragraph-properties fo:line-height="100%"/>
    </style:style>
    <style:style style:name="P207" style:parent-style-name="Normal" style:family="paragraph">
      <style:paragraph-properties fo:line-height="100%"/>
    </style:style>
    <style:style style:name="P208" style:parent-style-name="Normal" style:family="paragraph">
      <style:paragraph-properties fo:line-height="100%"/>
    </style:style>
    <style:style style:name="P209" style:parent-style-name="Normal" style:family="paragraph">
      <style:paragraph-properties fo:line-height="100%"/>
    </style:style>
    <style:style style:name="P210" style:parent-style-name="Normal" style:family="paragraph">
      <style:paragraph-properties fo:line-height="100%"/>
    </style:style>
    <style:style style:name="P211" style:parent-style-name="Normal" style:family="paragraph">
      <style:paragraph-properties fo:line-height="100%"/>
    </style:style>
    <style:style style:name="P212" style:parent-style-name="Normal" style:family="paragraph">
      <style:paragraph-properties fo:line-height="100%"/>
    </style:style>
    <style:style style:name="P213" style:parent-style-name="Normal" style:family="paragraph">
      <style:paragraph-properties fo:line-height="100%"/>
    </style:style>
    <style:style style:name="P214" style:parent-style-name="Normal" style:family="paragraph">
      <style:paragraph-properties fo:line-height="100%"/>
    </style:style>
    <style:style style:name="P215" style:parent-style-name="Normal" style:family="paragraph">
      <style:paragraph-properties fo:line-height="100%"/>
    </style:style>
    <style:style style:name="P216" style:parent-style-name="Normal" style:family="paragraph">
      <style:paragraph-properties fo:line-height="100%"/>
    </style:style>
    <style:style style:name="P217" style:parent-style-name="Normal" style:family="paragraph">
      <style:paragraph-properties fo:line-height="100%"/>
    </style:style>
    <style:style style:name="P218" style:parent-style-name="Normal" style:family="paragraph">
      <style:paragraph-properties fo:line-height="100%"/>
    </style:style>
    <style:style style:name="P219" style:parent-style-name="ListParagraph" style:list-style-name="LFO1" style:family="paragraph">
      <style:paragraph-properties fo:line-height="100%"/>
    </style:style>
    <style:style style:name="P220" style:parent-style-name="ListParagraph" style:list-style-name="LFO1" style:family="paragraph">
      <style:paragraph-properties fo:line-height="100%"/>
    </style:style>
    <style:style style:name="P221" style:parent-style-name="ListParagraph" style:list-style-name="LFO1" style:family="paragraph">
      <style:paragraph-properties fo:line-height="100%"/>
    </style:style>
    <style:style style:name="P222" style:parent-style-name="ListParagraph" style:list-style-name="LFO1" style:family="paragraph">
      <style:paragraph-properties fo:line-height="100%"/>
    </style:style>
    <style:style style:name="P223" style:parent-style-name="ListParagraph" style:list-style-name="LFO1" style:family="paragraph">
      <style:paragraph-properties fo:line-height="100%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P225" style:parent-style-name="Normal" style:family="paragraph">
      <style:paragraph-properties fo:line-height="100%"/>
    </style:style>
    <style:style style:name="P226" style:parent-style-name="ListParagraph" style:list-style-name="LFO2" style:family="paragraph">
      <style:paragraph-properties fo:line-height="100%"/>
    </style:style>
    <style:style style:name="P227" style:parent-style-name="ListParagraph" style:list-style-name="LFO2" style:family="paragraph">
      <style:paragraph-properties fo:line-height="100%"/>
    </style:style>
    <style:style style:name="T228" style:parent-style-name="DefaultParagraphFont" style:family="text">
      <style:text-properties fo:font-style="italic" style:font-style-asian="italic" style:font-style-complex="italic"/>
    </style:style>
    <style:style style:name="T22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30" style:parent-style-name="ListParagraph" style:list-style-name="LFO2" style:family="paragraph">
      <style:paragraph-properties fo:line-height="100%"/>
    </style:style>
    <style:style style:name="P231" style:parent-style-name="Normal" style:family="paragraph">
      <style:paragraph-properties fo:line-height="100%"/>
    </style:style>
    <style:style style:name="P232" style:parent-style-name="Normal" style:family="paragraph">
      <style:paragraph-properties fo:line-height="100%"/>
    </style:style>
    <style:style style:name="T23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4" style:parent-style-name="Normal" style:family="paragraph">
      <style:paragraph-properties fo:line-height="100%"/>
    </style:style>
    <style:style style:name="P235" style:parent-style-name="Normal" style:family="paragraph">
      <style:paragraph-properties fo:line-height="100%"/>
    </style:style>
    <style:style style:name="P236" style:parent-style-name="Normal" style:family="paragraph">
      <style:paragraph-properties fo:line-height="100%"/>
    </style:style>
    <style:style style:name="P237" style:parent-style-name="Normal" style:family="paragraph">
      <style:paragraph-properties fo:line-height="100%"/>
    </style:style>
    <style:style style:name="P238" style:parent-style-name="Normal" style:family="paragraph">
      <style:paragraph-properties fo:line-height="100%"/>
    </style:style>
    <style:style style:name="P239" style:parent-style-name="Normal" style:family="paragraph">
      <style:paragraph-properties fo:line-height="100%" fo:text-indent="1.0833in"/>
    </style:style>
    <style:style style:name="P240" style:parent-style-name="Normal" style:family="paragraph">
      <style:paragraph-properties fo:line-height="100%"/>
    </style:style>
    <style:style style:name="T241" style:parent-style-name="DefaultParagraphFont" style:family="text">
      <style:text-properties fo:font-style="italic" style:font-style-asian="italic" style:font-style-complex="italic"/>
    </style:style>
    <style:style style:name="P242" style:parent-style-name="Normal" style:family="paragraph">
      <style:paragraph-properties fo:line-height="100%"/>
    </style:style>
    <style:style style:name="P243" style:parent-style-name="Normal" style:family="paragraph">
      <style:paragraph-properties fo:line-height="100%"/>
    </style:style>
    <style:style style:name="P244" style:parent-style-name="Normal" style:family="paragraph">
      <style:paragraph-properties fo:line-height="100%"/>
    </style:style>
    <style:style style:name="P245" style:parent-style-name="Normal" style:family="paragraph">
      <style:paragraph-properties fo:line-height="100%"/>
    </style:style>
    <style:style style:name="P246" style:parent-style-name="Normal" style:family="paragraph">
      <style:paragraph-properties fo:line-height="100%"/>
    </style:style>
    <style:style style:name="P247" style:parent-style-name="Normal" style:family="paragraph">
      <style:paragraph-properties fo:line-height="100%"/>
    </style:style>
    <style:style style:name="P248" style:parent-style-name="Normal" style:family="paragraph">
      <style:paragraph-properties fo:line-height="100%"/>
    </style:style>
    <style:style style:name="P249" style:parent-style-name="Normal" style:family="paragraph">
      <style:paragraph-properties fo:line-height="100%"/>
    </style:style>
    <style:style style:name="P250" style:parent-style-name="Normal" style:family="paragraph">
      <style:paragraph-properties fo:line-height="100%"/>
    </style:style>
    <style:style style:name="P251" style:parent-style-name="Normal" style:family="paragraph">
      <style:paragraph-properties fo:line-height="100%"/>
    </style:style>
    <style:style style:name="P252" style:parent-style-name="Normal" style:family="paragraph">
      <style:paragraph-properties fo:line-height="100%"/>
    </style:style>
    <style:style style:name="P253" style:parent-style-name="Normal" style:family="paragraph">
      <style:paragraph-properties fo:line-height="100%"/>
    </style:style>
    <style:style style:name="P254" style:parent-style-name="Normal" style:family="paragraph">
      <style:paragraph-properties fo:line-height="100%"/>
    </style:style>
    <style:style style:name="P255" style:parent-style-name="Normal" style:family="paragraph">
      <style:paragraph-properties fo:line-height="100%"/>
    </style:style>
    <style:style style:name="P256" style:parent-style-name="Normal" style:family="paragraph">
      <style:paragraph-properties fo:line-height="100%"/>
    </style:style>
    <style:style style:name="P257" style:parent-style-name="Normal" style:family="paragraph">
      <style:paragraph-properties fo:line-height="100%"/>
    </style:style>
    <style:style style:name="P258" style:parent-style-name="Normal" style:family="paragraph">
      <style:paragraph-properties fo:line-height="100%"/>
    </style:style>
    <style:style style:name="P259" style:parent-style-name="Normal" style:family="paragraph">
      <style:paragraph-properties fo:line-height="100%"/>
      <style:text-properties fo:font-style="italic" style:font-style-asian="italic" style:font-style-complex="italic" fo:color="#70AD47"/>
    </style:style>
    <style:style style:name="P260" style:parent-style-name="Normal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color="#70AD47"/>
    </style:style>
    <style:style style:name="P261" style:parent-style-name="Normal" style:family="paragraph">
      <style:paragraph-properties fo:line-height="100%"/>
      <style:text-properties fo:font-style="italic" style:font-style-asian="italic" style:font-style-complex="italic" fo:color="#70AD47"/>
    </style:style>
    <style:style style:name="P262" style:parent-style-name="Normal" style:family="paragraph">
      <style:paragraph-properties fo:line-height="100%"/>
    </style:style>
    <style:style style:name="P263" style:parent-style-name="Normal" style:family="paragraph">
      <style:paragraph-properties fo:line-height="100%">
        <style:tab-stops>
          <style:tab-stop style:type="left" style:position="0.5in"/>
          <style:tab-stop style:type="left" style:position="1in"/>
          <style:tab-stop style:type="left" style:position="1.9131in"/>
        </style:tab-stops>
      </style:paragraph-properties>
    </style:style>
    <style:style style:name="P264" style:parent-style-name="Normal" style:family="paragraph">
      <style:paragraph-properties fo:line-height="100%"/>
    </style:style>
    <style:style style:name="P265" style:parent-style-name="Normal" style:family="paragraph">
      <style:paragraph-properties fo:line-height="100%"/>
    </style:style>
    <style:style style:name="P266" style:parent-style-name="Normal" style:family="paragraph">
      <style:paragraph-properties fo:line-height="100%"/>
    </style:style>
    <style:style style:name="P267" style:parent-style-name="Normal" style:family="paragraph">
      <style:paragraph-properties fo:line-height="100%"/>
    </style:style>
    <style:style style:name="P268" style:parent-style-name="Normal" style:family="paragraph">
      <style:paragraph-properties fo:line-height="100%"/>
    </style:style>
    <style:style style:name="P269" style:parent-style-name="Normal" style:family="paragraph">
      <style:paragraph-properties fo:line-height="100%"/>
    </style:style>
    <style:style style:name="P270" style:parent-style-name="Normal" style:family="paragraph">
      <style:paragraph-properties fo:line-height="100%"/>
    </style:style>
    <style:style style:name="P271" style:parent-style-name="Normal" style:family="paragraph">
      <style:paragraph-properties fo:line-height="100%"/>
    </style:style>
    <style:style style:name="P272" style:parent-style-name="Normal" style:family="paragraph">
      <style:paragraph-properties fo:line-height="100%"/>
    </style:style>
    <style:style style:name="P273" style:parent-style-name="Normal" style:family="paragraph">
      <style:paragraph-properties fo:line-height="100%"/>
    </style:style>
    <style:style style:name="P274" style:parent-style-name="Normal" style:family="paragraph">
      <style:paragraph-properties fo:line-height="100%"/>
    </style:style>
    <style:style style:name="P275" style:parent-style-name="Normal" style:family="paragraph">
      <style:paragraph-properties fo:line-height="100%"/>
    </style:style>
    <style:style style:name="P276" style:parent-style-name="Normal" style:family="paragraph">
      <style:paragraph-properties fo:line-height="100%"/>
    </style:style>
  </office:automatic-styles>
  <office:body>
    <office:text text:use-soft-page-breaks="true">
      <text:p text:style-name="P1"><text:span text:style-name="T2">B1: Subroutines</text:span></text:p>
      <text:p text:style-name="P3">Pascal: procedures</text:p>
      <text:p text:style-name="P4">C: Functions</text:p>
      <text:p text:style-name="P5">Java: Methods</text:p>
      <text:p text:style-name="P6">Section of code: can be invoked repeatedly during program execution</text:p>
      <text:p text:style-name="P7">Saves effort, reduces program space</text:p>
      <text:p text:style-name="P8">Easier to share code</text:p>
      <text:p text:style-name="P9">Can package a specific activity</text:p>
      <text:p text:style-name="P10">Provides easy<text:s/>access to thoroughly tested code</text:p>
      <text:p text:style-name="P11">In assembly:</text:p>
      <text:p text:style-name="Normal"><text:span text:style-name="T12">Label<text:s/></text:span><text:span text:style-name="T13">PROC</text:span></text:p>
      <text:p text:style-name="P14"><text:tab/>…</text:p>
      <text:p text:style-name="Normal"><text:span text:style-name="T15"><text:tab/></text:span><text:span text:style-name="T16">RET</text:span><text:span text:style-name="T17"><text:s/></text:span><text:span text:style-name="T18"><text:tab/></text:span><text:span text:style-name="T19"><text:tab/>(return)</text:span></text:p>
      <text:p text:style-name="Normal"><text:span text:style-name="T20">Label</text:span><text:span text:style-name="T21"><text:s/></text:span><text:span text:style-name="T22">ENDP</text:span></text:p>
      <text:p text:style-name="Normal"><text:span text:style-name="T23">Can be called using<text:s/></text:span><text:span text:style-name="T24">call<text:s/></text:span><text:span text:style-name="T25">label</text:span></text:p>
      <text:p text:style-name="P26">PROC/ENDP not part of Intel x86 instruction set</text:p>
      <text:p text:style-name="P27">Cannot create procedures using inline assembler</text:p>
      <text:p text:style-name="P28">Can call C library functions from<text:s/>inline assembler – code the procedure outside the _asm block</text:p>
      <text:p text:style-name="P29"/>
      <text:p text:style-name="Normal"><text:span text:style-name="T30">B2: Nested Calls &amp; The Call Stack</text:span></text:p>
      <text:p text:style-name="P31">CALL records current value of IP (Instruction Pointer) as return address</text:p>
      <text:p text:style-name="P32">Puts the subroutine address into IP – corresponding instruction is executed next</text:p>
      <text:p text:style-name="P33">RET<text:s/>(at end of subroutine): Retrieves stored return address, puts it back into IP</text:p>
      <text:p text:style-name="P34">Storing return address in CPU register/one memory location would only allow for one address</text:p>
      <text:p text:style-name="P35">This would be overwritten if a second subroutine was called from the first one</text:p>
      <text:p text:style-name="P36">Use a stack – each new call will add a new return address to the top of a stack</text:p>
      <text:p text:style-name="P37">They will be retrieved in reverse order – from innermost subroutine, progressing out to main program</text:p>
      <text:p text:style-name="P38"/>
      <text:p text:style-name="Normal"><text:span text:style-name="T39">B3: Machine Level Stacks</text:span></text:p>
      <text:p text:style-name="P40">Stack is LIFO, queue is FIFO</text:p>
      <text:p text:style-name="P41">Stack push: Push new value<text:s/>onto top of stack</text:p>
      <text:p text:style-name="P42">Stack pop: Pop top value from the top of the stack</text:p>
      <text:p text:style-name="P43">Stack push/pop: from Intel x86 assembly instructions</text:p>
      <text:soft-page-break/>
      <text:p text:style-name="P44">Use the ESP stack pointer register – holds address of current top stack item</text:p>
      <text:p text:style-name="P45">PUSH: decrements ESP address, so it points to a free space on the stack. Writes item to the memory location that ESP register now points to</text:p>
      <text:p text:style-name="P46">POP: Fetches the item addresses by ESP. Increments ESP by correct amount to remove top item</text:p>
      <text:p text:style-name="P47">Must ensure redundant items are removed</text:p>
      <text:p text:style-name="P48">Stack grows downwards in memory – starts<text:s/>from ending, new items are added to the first numerical memory address. ESP decrements for pushing</text:p>
      <text:p text:style-name="P49">EIP (instruction pointer) increases after each normal instruction is executed</text:p>
      <text:p text:style-name="P50"/>
      <text:p text:style-name="P51">Stack can be adjusted – remove items, or reserve extra space. By altering stack pointer (ESP)</text:p>
      <text:p text:style-name="P52">E.g. ADD ESP, 8: Add 8 to the current value. Top 8 are discarded</text:p>
      <text:p text:style-name="P53">E.g. SUB ESP, 256: Subtract 256 from ESP value. I.e. add space to add 64 more instructions to top of stack</text:p>
      <text:p text:style-name="P54"/>
      <text:p text:style-name="Normal"><text:span text:style-name="T55">B4: Subroutine Parameters</text:span></text:p>
      <text:p text:style-name="P56">Simplest type – perform an<text:s/>identical function each time it’s called</text:p>
      <text:p text:style-name="P57">2 types of parameters: value, reference</text:p>
      <text:p text:style-name="P58">Value: Numeric, ASCII, etc. ‘Pass by value’, e.g. to compare 43 and 29</text:p>
      <text:p text:style-name="P59"><text:span text:style-name="T60">Reference: “Given two variables, exchange their<text:s/></text:span><text:span text:style-name="T61">values</text:span><text:span text:style-name="T62">”. Pass in the memory addresses of where the varia</text:span><text:span text:style-name="T63">ble is stored. ‘Pass by reference’ – the value associated with the variable has to be fetched to use/compare it<text:s/></text:span></text:p>
      <text:p text:style-name="P64">Pass variables into a subroutine by using a register: simplest method</text:p>
      <text:p text:style-name="P65">Copy the variable’s value into an available CPU register, then call the subroutine</text:p>
      <text:p text:style-name="P66">Registers are suitable for passing both value and reference parameters</text:p>
      <text:p text:style-name="P67">E.g Pass by Value.</text:p>
      <text:p text:style-name="P68"><text:tab/>…</text:p>
      <text:p text:style-name="P69"><text:tab/>Mov eax, first</text:p>
      <text:p text:style-name="P70"><text:tab/>Mov ebx, second<text:tab/><text:tab/>; CALLING</text:p>
      <text:p text:style-name="P71"><text:tab/>Call bigger<text:tab/><text:tab/><text:tab/>; SEQUENCE</text:p>
      <text:p text:style-name="P72"><text:tab/>Mov max, eax</text:p>
      <text:p text:style-name="P73">Bigger: proc</text:p>
      <text:p text:style-name="P74"><text:tab/>Cmp eax, ebx</text:p>
      <text:p text:style-name="P75"><text:tab/>Jl second_big</text:p>
      <text:p text:style-name="P76"><text:tab/>Ret</text:p>
      <text:p text:style-name="P77">Second_big:</text:p>
      <text:p text:style-name="P78"><text:tab/>Mov<text:s/>eax, ebx</text:p>
      <text:soft-page-break/>
      <text:p text:style-name="P79"><text:tab/>Ret</text:p>
      <text:p text:style-name="P80">Bigger: endp</text:p>
      <text:p text:style-name="P81">E.g Pass by Reference</text:p>
      <text:p text:style-name="P82"><text:tab/>Lea eax, first</text:p>
      <text:p text:style-name="P83"><text:tab/>Lea ebx, second</text:p>
      <text:p text:style-name="P84"><text:tab/>Call swap</text:p>
      <text:p text:style-name="P85">Swap: proc</text:p>
      <text:p text:style-name="P86"><text:tab/>Mov temp, [eax]</text:p>
      <text:p text:style-name="P87"><text:tab/>Mov [eax], [ebx]</text:p>
      <text:p text:style-name="P88"><text:tab/>Mov [ebx], temp</text:p>
      <text:p text:style-name="P89"><text:tab/>Ret</text:p>
      <text:p text:style-name="P90">Swap: end</text:p>
      <text:p text:style-name="P91">Easy to use general-purpose registers when only few parameters need to be<text:s/>passed</text:p>
      <text:p text:style-name="P92">Not enough registers for implementing subroutines with arbitrarily large number of parameters</text:p>
      <text:p text:style-name="P93">Alternative: Use the memory stack for parameter handling with many objects</text:p>
      <text:p text:style-name="P94">E.g. Stack</text:p>
      <text:p text:style-name="P95"><text:tab/>Push num1</text:p>
      <text:p text:style-name="P96"><text:tab/>Push num2</text:p>
      <text:p text:style-name="P97"><text:tab/>Call multiply</text:p>
      <text:p text:style-name="P98"><text:tab/>Mov result, eaax</text:p>
      <text:p text:style-name="P99">Multiply PROC</text:p>
      <text:p text:style-name="P100"><text:tab/>Pop ebx</text:p>
      <text:p text:style-name="P101"><text:tab/>Pop eax</text:p>
      <text:p text:style-name="P102"><text:tab/>Mov tmp, eax</text:p>
      <text:p text:style-name="P103"><text:tab/>Pop eax</text:p>
      <text:p text:style-name="P104"><text:tab/>Mul eax, tmp<text:tab/><text:tab/>; multiply 2 values</text:p>
      <text:p text:style-name="P105"><text:tab/>Push ebx</text:p>
      <text:p text:style-name="P106"><text:tab/>Ret</text:p>
      <text:p text:style-name="P107">Multiply ENDP</text:p>
      <text:p text:style-name="P108">B5: Calling External Subroutines for I/O</text:p>
      <text:p text:style-name="P109">Can use stack to call external subroutines</text:p>
      <text:p text:style-name="P110">Therefore can use C library functions to handle I/O.<text:s/></text:p>
      <text:p text:style-name="P111">E.g.<text:s/>printf(“Hello World\n”;</text:p>
      <text:p text:style-name="P112">Expects parameters to be on the stack</text:p>
      <text:soft-page-break/>
      <text:p text:style-name="P113">Expects string parameter passed by reference</text:p>
      <text:p text:style-name="P114">Does not automatically remove parameter from the stack – has to be done manually</text:p>
      <text:p text:style-name="P115">Usage within inline assembly language:</text:p>
      <text:p text:style-name="P116">#include &lt;stdio.h&gt;</text:p>
      <text:p text:style-name="P117">#include &lt;stdlib.h&gt;</text:p>
      <text:p text:style-name="P118">Int main (void) {</text:p>
      <text:p text:style-name="P119">Char msg[] = “Hello World\n”;<text:s/><text:tab/>// declare a message using C syntax</text:p>
      <text:p text:style-name="P120"><text:tab/>_asm {</text:p>
      <text:p text:style-name="P121"><text:tab/><text:tab/>Lea eax, msg<text:tab/><text:tab/><text:tab/>; put address of string (msg) into eax</text:p>
      <text:p text:style-name="P122"><text:tab/><text:tab/>Push eax<text:tab/><text:tab/><text:tab/>; Stack the parameter (that holds msg)</text:p>
      <text:p text:style-name="P123"><text:tab/><text:tab/>Call printf<text:tab/><text:tab/><text:tab/>; Call the external<text:s/>library function. Uses the top value in stack</text:p>
      <text:p text:style-name="P124"><text:tab/><text:tab/>Pop eax<text:tab/><text:tab/><text:tab/>; Manually pop msg off the stack</text:p>
      <text:p text:style-name="P125"><text:tab/>}</text:p>
      <text:p text:style-name="P126"><text:tab/>Return 0;</text:p>
      <text:p text:style-name="P127">}</text:p>
      <text:p text:style-name="P128">If want to loop, may overwrite registers (e.g. the one used for the count)</text:p>
      <text:p text:style-name="P129">Working lines added in red:</text:p>
      <text:p text:style-name="P130">Char msg[] = “Hello World\n”;</text:p>
      <text:p text:style-name="P131">_asm {</text:p>
      <text:p text:style-name="P132"><text:tab/>Mov ecx, 10<text:tab/><text:tab/>; set up loop counter</text:p>
      <text:p text:style-name="P133"><text:span text:style-name="T134">Loop1:<text:s/></text:span><text:span text:style-name="T135">push ecx</text:span><text:span text:style-name="T136"><text:tab/></text:span><text:span text:style-name="T137"><text:tab/>; save ecx to top of the stack</text:span></text:p>
      <text:p text:style-name="P138"><text:tab/>Lea eax, msg<text:tab/><text:tab/>; put address of string into eax<text:s/></text:p>
      <text:p text:style-name="P139"><text:span text:style-name="T140"><text:tab/></text:span><text:span text:style-name="T141">Push eax</text:span><text:span text:style-name="T142"><text:tab/></text:span><text:span text:style-name="T143"><text:tab/>; Stack the parameter</text:span></text:p>
      <text:p text:style-name="P144"><text:tab/>Call printf<text:tab/><text:tab/>; use C library function printf with msg string<text:s/></text:p>
      <text:p text:style-name="P145"><text:span text:style-name="T146"><text:tab/></text:span><text:span text:style-name="T147">Pop eax</text:span><text:span text:style-name="T148"><text:tab/></text:span><text:span text:style-name="T149"><text:tab/>; remove msg parameter fr</text:span><text:span text:style-name="T150">om the stack</text:span></text:p>
      <text:p text:style-name="P151"><text:span text:style-name="T152"><text:tab/></text:span><text:span text:style-name="T153">Pop ecx</text:span><text:span text:style-name="T154"><text:tab/></text:span><text:span text:style-name="T155"><text:tab/>; restore ecx</text:span></text:p>
      <text:p text:style-name="P156"><text:tab/>Loop loop1<text:tab/><text:tab/>; loop based on ecx</text:p>
      <text:p text:style-name="P157">String parameter to printf may contain format specifiers</text:p>
      <text:p text:style-name="P158">Format specifiers refer to another parameter, describes how to print it</text:p>
      <text:p text:style-name="P159">E.g. int age = 21; char name[] = “Bob”;<text:s/></text:p>
      <text:p text:style-name="P160">Printf(“My name is %s and my age is %d\n”, name, age);</text:p>
      <text:p text:style-name="P161">Examples: %d – decimal integer (base 10). %s – string. %c – character. %f – floating point</text:p>
      <text:p text:style-name="P162">In-line assembly: need to pass both parameters to do printf(“Number is %d\n”, n);</text:p>
      <text:p text:style-name="P163">String, then value of n –<text:s/>therefore need to be pushed onto stack in reverse order</text:p>
      <text:soft-page-break/>
      <text:p text:style-name="P164">Code:</text:p>
      <text:p text:style-name="P165">#include &lt;stdio.h&gt;</text:p>
      <text:p text:style-name="P166">#include &lt;stdlib.h&gt;</text:p>
      <text:p text:style-name="P167">Int main (void) {</text:p>
      <text:p text:style-name="P168"><text:tab/>Char msg[] = “Number is %d\n”;</text:p>
      <text:p text:style-name="P169"><text:tab/>Int n = 157;</text:p>
      <text:p text:style-name="P170"><text:tab/>_asm {</text:p>
      <text:p text:style-name="P171"><text:tab/><text:tab/>Push n<text:tab/><text:tab/><text:tab/><text:tab/>; Push the int (157) first</text:p>
      <text:p text:style-name="P172"><text:tab/><text:tab/>Lea eax, msg<text:tab/><text:tab/><text:tab/>; Store address of msg into<text:s/>eax</text:p>
      <text:p text:style-name="P173"><text:tab/><text:tab/>Push eax<text:tab/><text:tab/><text:tab/>; Push contents of eax onto the top of the stack</text:p>
      <text:p text:style-name="P174"><text:tab/><text:tab/>Call printf<text:tab/><text:tab/><text:tab/>; Call library function printf</text:p>
      <text:p text:style-name="P175"><text:tab/><text:tab/>Add esp, 8<text:tab/><text:tab/><text:tab/>; Add 8 to esp (top of stack pointer – clean 8 bytes from stack)<text:s/></text:p>
      <text:p text:style-name="P176"><text:tab/>} return 0;</text:p>
      <text:p text:style-name="P177">}</text:p>
      <text:p text:style-name="P178">Add is used here to restore the stack, back to<text:s/>what it was before the assembly code.<text:s/></text:p>
      <text:p text:style-name="P179">Top 2 items are no longer in stack, but only one instruction was used</text:p>
      <text:p text:style-name="P180">Reduces time complexity<text:s/></text:p>
      <text:p text:style-name="P181">In C syntax, use scanf to read values from the keyboard</text:p>
      <text:p text:style-name="P182">E.g. scanf(“%d”, &amp;num);<text:s/><text:tab/>Formats the input as an integer (decimal)</text:p>
      <text:p text:style-name="P183">Need to specify where to store the value – in this example, store it to the variable num</text:p>
      <text:p text:style-name="P184">Therefore need to pass the address of the variable if using it inline<text:s/></text:p>
      <text:p text:style-name="P185">Behind-the-scenes:</text:p>
      <text:p text:style-name="P186">Char fmt[] = “%d”;</text:p>
      <text:p text:style-name="P187">Int num;</text:p>
      <text:p text:style-name="P188">_asm {</text:p>
      <text:p text:style-name="P189"><text:tab/>Lea eax, num<text:s/></text:p>
      <text:p text:style-name="P190"><text:tab/>Push eax</text:p>
      <text:p text:style-name="P191"><text:tab/>Lea eax,<text:s/>fmt</text:p>
      <text:p text:style-name="P192"><text:tab/>Push eax</text:p>
      <text:p text:style-name="P193"><text:tab/>Lea eax, fmt</text:p>
      <text:p text:style-name="P194"><text:tab/>Push eax</text:p>
      <text:p text:style-name="P195"><text:tab/>Call scanf</text:p>
      <text:p text:style-name="P196"><text:tab/>Add esp, 8</text:p>
      <text:p text:style-name="P197">}</text:p>
      <text:soft-page-break/>
      <text:p text:style-name="P198"><text:span text:style-name="T199">B6: Stack Frames</text:span></text:p>
      <text:p text:style-name="P200">Stack used to hold return address, and any passed parameters</text:p>
      <text:p text:style-name="P201">In example:</text:p>
      <text:p text:style-name="P202">Int sub1 (int n)</text:p>
      <text:p text:style-name="P203">{</text:p>
      <text:p text:style-name="P204"><text:tab/>Int x; float y; char z;<text:s/></text:p>
      <text:p text:style-name="P205">}</text:p>
      <text:p text:style-name="P206">X, y, z are local variables</text:p>
      <text:p text:style-name="P207">Local: Only exist while subroutine active. Used through the stack</text:p>
      <text:p text:style-name="P208">Therefore new stack frame created when subroutine is called</text:p>
      <text:p text:style-name="P209">Only holds data needed for that specific subroutine</text:p>
      <text:p text:style-name="P210">E.g. return address, any parameters, any local variables that are needed</text:p>
      <text:p text:style-name="P211">Nested calls – may have many stack frames present simultaneously</text:p>
      <text:p text:style-name="P212">ESP always points to top of the stack; may alter as space is reserved for the local data</text:p>
      <text:p text:style-name="P213">EBP remains stable – used to access the parameters/values as they are needed</text:p>
      <text:p text:style-name="P214">Changed by adding/subtracting an offset to the EBP</text:p>
      <text:p text:style-name="P215"/>
      <text:p text:style-name="P216">ESP always points to top of the stack</text:p>
      <text:p text:style-name="P217">EBP (base pointer)<text:s/>initially contains address at base of stack (bottom)</text:p>
      <text:p text:style-name="P218">When calling a subroutine:<text:s/></text:p>
      <text:list text:style-name="LFO1" text:continue-numbering="true">
        <text:list-item>
          <text:p text:style-name="P219">Parameters are pushed onto stack</text:p>
        </text:list-item>
        <text:list-item>
          <text:p text:style-name="P220">Return address also pushed onto stack</text:p>
        </text:list-item>
        <text:list-item>
          <text:p text:style-name="P221">Old EBP (before SR) pushed onto stack</text:p>
        </text:list-item>
        <text:list-item>
          <text:p text:style-name="P222">Current top of stack (address) pushed onto stack</text:p>
        </text:list-item>
        <text:list-item>
          <text:p text:style-name="P223">Local variable are<text:s/><text:span text:style-name="T224">installed</text:span><text:s/>on the stack – ESP is altered to new address position</text:p>
        </text:list-item>
      </text:list>
      <text:p text:style-name="P225">When the SR (call) returns (e.g. to the main program):</text:p>
      <text:list text:style-name="LFO2" text:continue-numbering="true">
        <text:list-item>
          <text:p text:style-name="P226">Clean up local variables</text:p>
        </text:list-item>
        <text:list-item>
          <text:p text:style-name="P227">Restore<text:s/><text:span text:style-name="T228">previous</text:span><text:span text:style-name="T229"><text:s/></text:span>stack base – popped into EBP</text:p>
        </text:list-item>
        <text:list-item>
          <text:p text:style-name="P230">Pop the address into the IP (instruction pointer)</text:p>
        </text:list-item>
      </text:list>
      <text:p text:style-name="P231"/>
      <text:p text:style-name="P232"><text:span text:style-name="T233">B7: Recursion</text:span></text:p>
      <text:p text:style-name="P234">Calls itself to perform subsidiary task</text:p>
      <text:p text:style-name="P235">Example usage: The subroutine SUBR has an instruction ‘call SUBR’</text:p>
      <text:p text:style-name="P236">May also<text:s/>be in form of<text:s/>mutual recursion</text:p>
      <text:p text:style-name="P237">E.g. Subr1 calls subr2, subr2 then calls subr1</text:p>
      <text:p text:style-name="P238">Applied example: factorial(1) = 1;<text:tab/></text:p>
      <text:p text:style-name="P239"><text:s/>factorial(n) = n * factorial(n-1)</text:p>
      <text:p text:style-name="P240">Mergesort: Is given a list. Split it, then<text:s/><text:span text:style-name="T241">apply mergesort</text:span><text:s/>to each list; merge the results</text:p>
      <text:soft-page-break/>
      <text:p text:style-name="P242">Java syntax example:</text:p>
      <text:p text:style-name="P243">Static int f(int n) {</text:p>
      <text:p text:style-name="P244"><text:tab/>If (n &lt; 2) return 1;</text:p>
      <text:p text:style-name="P245"><text:tab/>Return n*f(n-1);</text:p>
      <text:p text:style-name="P246">}</text:p>
      <text:p text:style-name="P247">To multiply several numbers: can use recursion here</text:p>
      <text:p text:style-name="P248">Multiply PROC</text:p>
      <text:p text:style-name="P249"><text:tab/>Pop ebx</text:p>
      <text:p text:style-name="P250"><text:tab/>Pop eax</text:p>
      <text:p text:style-name="P251"><text:tab/>Mov tmp, eax</text:p>
      <text:p text:style-name="P252"><text:tab/>Pop eax</text:p>
      <text:p text:style-name="P253"><text:tab/>Mul eax, tmp<text:tab/><text:tab/>; multiply the items that were originally to 2 from the top of the stack</text:p>
      <text:p text:style-name="P254"><text:tab/>Push ebx</text:p>
      <text:p text:style-name="P255"><text:tab/>Ret</text:p>
      <text:p text:style-name="P256">Multiply ENDP</text:p>
      <text:p text:style-name="P257"/>
      <text:p text:style-name="P258">To find factorial of a number n</text:p>
      <text:p text:style-name="P259">Mov eax, 3</text:p>
      <text:p text:style-name="P260">Call factorial</text:p>
      <text:p text:style-name="P261">Mov result, eax</text:p>
      <text:p text:style-name="P262">Factorial PROC</text:p>
      <text:p text:style-name="P263"><text:tab/>Cmp eax, 2<text:tab/></text:p>
      <text:p text:style-name="P264"><text:tab/>Jl rtn1</text:p>
      <text:p text:style-name="P265"><text:tab/>Push eax</text:p>
      <text:p text:style-name="P266"><text:tab/>Dec eax</text:p>
      <text:p text:style-name="P267"><text:tab/>Call factorial</text:p>
      <text:p text:style-name="P268"><text:tab/>Push eax</text:p>
      <text:p text:style-name="P269"><text:tab/>Call multiply</text:p>
      <text:p text:style-name="P270"><text:tab/>Ret</text:p>
      <text:p text:style-name="P271">Rtn1:</text:p>
      <text:p text:style-name="P272"><text:tab/>Mov eax, 1</text:p>
      <text:p text:style-name="P273"><text:tab/>Ret</text:p>
      <text:p text:style-name="P274">Factorial ENDP</text:p>
      <text:p text:style-name="P275">E..g with n=3: extra lines shown in green</text:p>
      <text:p text:style-name="P2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2-24T12:15:00Z</meta:creation-date>
    <dc:date>2021-03-02T19:46:00Z</dc:date>
    <meta:template xlink:href="Normal.dotm" xlink:type="simple"/>
    <meta:editing-cycles>69</meta:editing-cycles>
    <meta:editing-duration>PT68940S</meta:editing-duration>
    <meta:document-statistic meta:page-count="7" meta:paragraph-count="17" meta:word-count="1276" meta:character-count="8534" meta:row-count="60" meta:non-whitespace-character-count="7275"/>
  </office:meta>
</office:document-meta>
</file>